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458b1" officeooo:paragraph-rsid="000668e8"/>
    </style:style>
    <style:style style:name="P2" style:family="paragraph" style:parent-style-name="Text_20_body">
      <style:text-properties officeooo:paragraph-rsid="000458b1"/>
    </style:style>
    <style:style style:name="P3" style:family="paragraph" style:parent-style-name="Heading_20_1">
      <style:text-properties officeooo:rsid="000458b1" officeooo:paragraph-rsid="000458b1"/>
    </style:style>
    <style:style style:name="T1" style:family="text">
      <style:text-properties officeooo:rsid="0005c5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Question 8</text:h>
      <text:p text:style-name="P1">Pour ajouter une feuille devant certains éléments lors d’un clique sur <text:span text:style-name="T1">le bouton « Go Vegetarian », le script remplace les balises de classe « hamburger » par des balises de classe « portobello ». Aux parents (ul classe=''menu_list'', soit les ingrédients) des parents (li, soit les entrées) de ces balises est ajouté la classe « veg_leaf » qui contient l’image. </text:span></text:p>
      <text:p text:style-name="P1"><text:span text:style-name="T1">La même chose est faite pour les balises contenant la classe « meat ». Avec comme différence que les balises sont stockées dans la variable « $m ».</text:span></text:p>
      <text:p text:style-name="P2"/>
      <text:h text:style-name="P3" text:outline-level="1">Question 9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 PL New Sung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New Sung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17:13:10.815891698</meta:creation-date>
    <meta:generator>LibreOffice/5.0.4.2$Linux_X86_64 LibreOffice_project/00m0$Build-2</meta:generator>
    <dc:date>2016-02-21T17:59:46.292314669</dc:date>
    <meta:editing-duration>PT12M17S</meta:editing-duration>
    <meta:editing-cycles>1</meta:editing-cycles>
    <meta:document-statistic meta:table-count="0" meta:image-count="0" meta:object-count="0" meta:page-count="1" meta:paragraph-count="4" meta:word-count="93" meta:character-count="530" meta:non-whitespace-character-count="440"/>
  </office:meta>
</office:document-meta>
</file>